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nsolas" fo:font-size="16pt" style:font-size-asian="16pt" style:font-size-complex="16pt"/>
    </style:style>
    <style:style style:name="P2" style:family="paragraph" style:parent-style-name="Standard">
      <style:text-properties style:font-name="Consolas" fo:font-size="16pt" officeooo:paragraph-rsid="000f8a00" style:font-size-asian="16pt" style:font-size-complex="16pt"/>
    </style:style>
    <style:style style:name="P3" style:family="paragraph" style:parent-style-name="Standard">
      <style:text-properties style:font-name="Consolas" fo:font-size="16pt" officeooo:rsid="0016a3a0" officeooo:paragraph-rsid="0016a3a0" style:font-size-asian="16pt" style:font-size-complex="16pt"/>
    </style:style>
    <style:style style:name="P4" style:family="paragraph" style:parent-style-name="Standard">
      <style:text-properties style:font-name="Consolas" fo:font-size="16pt" fo:font-weight="normal" officeooo:rsid="000f8a00" officeooo:paragraph-rsid="000f8a00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Consolas" fo:font-size="16pt" fo:font-weight="bold" officeooo:rsid="002608fe" officeooo:paragraph-rsid="002608fe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style:font-name="Consolas" fo:font-size="16pt" fo:font-weight="normal" officeooo:rsid="000d07da" officeooo:paragraph-rsid="000d07da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text-properties style:font-name="Consolas" fo:font-size="16pt" fo:font-weight="normal" officeooo:rsid="000f8a00" officeooo:paragraph-rsid="000f8a00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Consolas" fo:font-size="16pt" fo:font-weight="normal" officeooo:rsid="002608fe" officeooo:paragraph-rsid="002608fe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text-properties style:font-name="Consolas" fo:font-size="16pt" officeooo:paragraph-rsid="000f8a00" style:font-size-asian="16pt" style:font-size-complex="16pt"/>
    </style:style>
    <style:style style:name="P10" style:family="paragraph" style:parent-style-name="Standard" style:list-style-name="L1">
      <style:text-properties style:font-name="Consolas" fo:font-size="16pt" officeooo:rsid="0016a3a0" officeooo:paragraph-rsid="0016a3a0" style:font-size-asian="16pt" style:font-size-complex="16pt"/>
    </style:style>
    <style:style style:name="P11" style:family="paragraph" style:parent-style-name="Standard" style:list-style-name="L1">
      <style:text-properties style:font-name="Consolas" fo:font-size="16pt" officeooo:rsid="0017347c" officeooo:paragraph-rsid="0017347c" style:font-size-asian="16pt" style:font-size-complex="16pt"/>
    </style:style>
    <style:style style:name="P12" style:family="paragraph" style:parent-style-name="Standard">
      <style:text-properties style:font-name="Consolas" fo:font-size="16pt" officeooo:rsid="0017347c" officeooo:paragraph-rsid="0017347c" style:font-size-asian="16pt" style:font-size-complex="16pt"/>
    </style:style>
    <style:style style:name="P13" style:family="paragraph" style:parent-style-name="Standard" style:list-style-name="L1">
      <style:text-properties style:font-name="Consolas" fo:font-size="16pt" officeooo:rsid="002608fe" officeooo:paragraph-rsid="002608fe" style:font-size-asian="16pt" style:font-size-complex="16pt"/>
    </style:style>
    <style:style style:name="P14" style:family="paragraph" style:parent-style-name="Standard">
      <style:text-properties style:font-name="Consolas" fo:font-size="16pt" officeooo:rsid="002608fe" officeooo:paragraph-rsid="002608fe" style:font-size-asian="16pt" style:font-size-complex="16pt"/>
    </style:style>
    <style:style style:name="P15" style:family="paragraph" style:parent-style-name="Standard" style:list-style-name="L2">
      <style:text-properties officeooo:paragraph-rsid="002608fe"/>
    </style:style>
    <style:style style:name="P16" style:family="paragraph" style:parent-style-name="Standard" style:list-style-name="L2">
      <style:text-properties officeooo:rsid="002bedf4" officeooo:paragraph-rsid="002bedf4"/>
    </style:style>
    <style:style style:name="T1" style:family="text">
      <style:text-properties officeooo:rsid="000ad2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911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9112" style:font-weight-asian="normal" style:font-weight-complex="normal"/>
    </style:style>
    <style:style style:name="T6" style:family="text">
      <style:text-properties fo:font-weight="normal" officeooo:rsid="0013bf25" style:font-weight-asian="normal" style:font-weight-complex="normal"/>
    </style:style>
    <style:style style:name="T7" style:family="text">
      <style:text-properties fo:font-weight="normal" officeooo:rsid="001481c3" style:font-weight-asian="normal" style:font-weight-complex="normal"/>
    </style:style>
    <style:style style:name="T8" style:family="text">
      <style:text-properties fo:font-weight="normal" officeooo:rsid="00174237" style:font-weight-asian="normal" style:font-weight-complex="normal"/>
    </style:style>
    <style:style style:name="T9" style:family="text">
      <style:text-properties fo:font-weight="normal" officeooo:rsid="00211dd3" style:font-weight-asian="normal" style:font-weight-complex="normal"/>
    </style:style>
    <style:style style:name="T10" style:family="text">
      <style:text-properties fo:font-weight="normal" officeooo:rsid="0022b633" style:font-weight-asian="normal" style:font-weight-complex="normal"/>
    </style:style>
    <style:style style:name="T11" style:family="text">
      <style:text-properties officeooo:rsid="000e89b2"/>
    </style:style>
    <style:style style:name="T12" style:family="text">
      <style:text-properties officeooo:rsid="001080e3"/>
    </style:style>
    <style:style style:name="T13" style:family="text">
      <style:text-properties officeooo:rsid="00121374"/>
    </style:style>
    <style:style style:name="T14" style:family="text">
      <style:text-properties officeooo:rsid="0013707a"/>
    </style:style>
    <style:style style:name="T15" style:family="text">
      <style:text-properties style:text-underline-style="solid" style:text-underline-width="auto" style:text-underline-color="font-color" fo:font-weight="bold" officeooo:rsid="000ad29e" style:font-weight-asian="bold" style:font-weight-complex="bold"/>
    </style:style>
    <style:style style:name="T16" style:family="text">
      <style:text-properties officeooo:rsid="00267755"/>
    </style:style>
    <style:style style:name="T17" style:family="text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Consolas" fo:font-size="16pt" fo:font-weight="normal" officeooo:rsid="0027674c" style:font-size-asian="16pt" style:font-weight-asian="normal" style:font-size-complex="16pt" style:font-weight-complex="normal"/>
    </style:style>
    <style:style style:name="T19" style:family="text">
      <style:text-properties style:font-name="Consolas" fo:font-size="16pt" fo:font-weight="normal" officeooo:rsid="002d8721" style:font-size-asian="16pt" style:font-weight-asian="normal" style:font-size-complex="16pt" style:font-weight-complex="normal"/>
    </style:style>
    <style:style style:name="T20" style:family="text">
      <style:text-properties style:font-name="Consolas" fo:font-size="16pt" fo:font-weight="normal" officeooo:rsid="00326495" style:font-size-asian="16pt" style:font-weight-asian="normal" style:font-size-complex="16pt" style:font-weight-complex="normal"/>
    </style:style>
    <style:style style:name="T21" style:family="text">
      <style:text-properties style:font-name="Consolas" fo:font-size="16pt" fo:font-weight="normal" officeooo:rsid="0034e1eb" style:font-size-asian="16pt" style:font-weight-asian="normal" style:font-size-complex="16pt" style:font-weight-complex="normal"/>
    </style:style>
    <style:style style:name="T22" style:family="text">
      <style:text-properties style:font-name="Consolas" fo:font-size="16pt" fo:font-weight="normal" officeooo:rsid="00357a58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<text:tab/><text:tab/><text:tab/><text:tab/></text:span><text:span text:style-name="T15">Repository Pattern</text:span></text:p>
      <text:p text:style-name="P1"/>
      <text:list xml:id="list2882747763" text:style-name="L1">
        <text:list-item>
          <text:p text:style-name="P6"><text:span text:style-name="T11">In Software Industry </text:span><text:span text:style-name="T1">T</text:span>o create an applicaton in <text:span text:style-name="T12">an </text:span>organized way and in architectural way, we use Repo Pattern.</text:p>
          <text:p text:style-name="P6"/>
        </text:list-item>
        <text:list-item>
          <text:p text:style-name="P7">We can see it as design pattern, by implementing it we can streamline the implementation of Data Access Layer<text:span text:style-name="T13">(</text:span><text:span text:style-name="T14">database interaction</text:span><text:span text:style-name="T13">)</text:span> in Asp.net apps</text:p>
        </text:list-item>
      </text:list>
      <text:p text:style-name="P4"/>
      <text:list xml:id="list131500408065070" text:continue-numbering="true" text:style-name="L1">
        <text:list-item>
          <text:p text:style-name="P9"><text:span text:style-name="T5">With Repository Pattern, hum ek abstraction layer create krte h interface ki mdd se, </text:span><text:span text:style-name="T3">data access layer</text:span><text:span text:style-name="T5">(jo ki data lati h model k form me db se i.e dbcontext) </text:span><text:span text:style-name="T3">AUR</text:span><text:span text:style-name="T5"> </text:span><text:span text:style-name="T3">business logic layer(</text:span><text:span text:style-name="T6">jo data leke user ko deta h i.e </text:span><text:span text:style-name="T5">controller</text:span><text:span text:style-name="T3">) </text:span><text:span text:style-name="T5">k bich me. </text:span><text:span text:style-name="T7">Jisse hum unecessary or extra details ko user se hide krte h, ki data kese fetch or save hora h.</text:span></text:p>
        </text:list-item>
      </text:list>
      <text:p text:style-name="P2"><text:tab/></text:p>
      <text:p text:style-name="P2"/>
      <text:list xml:id="list131501182198358" text:continue-numbering="true" text:style-name="L1">
        <text:list-item>
          <text:p text:style-name="P10"><text:span text:style-name="T7">I</text:span><text:span text:style-name="T4">sko use krke hum ek </text:span><text:span text:style-name="T2">loosely coupled approach</text:span><text:span text:style-name="T4"> se data ko access krte h. Yani ki me apne data access layer or repo me kuch bhi modification kru usse <text:s/>business layer yani controller me changes nhi krne pdenge kyuki wo to bs repo interface se interact kr rha h instead of a </text:span><text:span text:style-name="T10">data access </text:span><text:span text:style-name="T4">class </text:span><text:span text:style-name="T10">directly</text:span><text:span text:style-name="T4">.</text:span></text:p>
        </text:list-item>
      </text:list>
      <text:p text:style-name="P3"/>
      <text:list xml:id="list131500356952820" text:continue-numbering="true" text:style-name="L1">
        <text:list-item>
          <text:p text:style-name="P11"><text:span text:style-name="T4">Isse code clean bhi dikhta h </text:span><text:span text:style-name="T8">or assan bhi rehta h </text:span><text:span text:style-name="T9">code ko </text:span><text:span text:style-name="T8">reuse or maintain krna.</text:span></text:p>
        </text:list-item>
      </text:list>
      <text:p text:style-name="P12"/>
      <text:list xml:id="list131501538849034" text:continue-numbering="true" text:style-name="L1">
        <text:list-item>
          <text:p text:style-name="P13"><text:span text:style-name="T8">S</text:span><text:span text:style-name="T4">ecurity purposes k liye bhi use hota h repo pattern jisse koi bhi request directly crud operation se interact <text:s/>nhi krti.</text:span></text:p>
        </text:list-item>
      </text:list>
      <text:p text:style-name="P14"/>
      <text:p text:style-name="P8"><text:tab/></text:p>
      <text:p text:style-name="P14"/>
      <text:p text:style-name="P5"/>
      <text:p text:style-name="P5"/>
      <text:p text:style-name="P5"/>
      <text:p text:style-name="P5"><text:soft-page-break/><text:tab/><text:span text:style-name="T16">Final Definition : </text:span></text:p>
      <text:p text:style-name="P5"/>
      <text:list text:style-name="L2">
        <text:list-item>
          <text:p text:style-name="P15"><text:span text:style-name="T18">Repository pattern is a </text:span><text:span text:style-name="T20">design pattern/technique/way</text:span><text:span text:style-name="T18"> to abstract the data storage details from the business logic &amp; </text:span><text:span text:style-name="T21">c</text:span><text:span text:style-name="T18">entralize the data access </text:span><text:span text:style-name="T22">to a single place</text:span><text:span text:style-name="T18">.</text:span></text:p>
          <text:p text:style-name="P15"/>
        </text:list-item>
        <text:list-item>
          <text:p text:style-name="P16"><text:span text:style-name="T18">I</text:span><text:span text:style-name="T17">t also helps in seperating the data access logic from the buisness logic </text:span><text:span text:style-name="T19">that processes data </text:span><text:span text:style-name="T17">to provide securit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5:19:54.892000000</meta:creation-date>
    <dc:date>2024-08-21T13:15:00.195000000</dc:date>
    <meta:editing-duration>PT1H14M33S</meta:editing-duration>
    <meta:editing-cycles>43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14" meta:word-count="259" meta:character-count="1422" meta:non-whitespace-character-count="1172"/>
  </office:meta>
</office:document-meta>
</file>